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" table:style-name="ta1">
        <table:shapes>
          <draw:frame draw:z-index="0" draw:style-name="gr1" draw:text-style-name="P1" svg:width="23.27cm" svg:height="12.668cm" svg:x="0.136cm" svg:y="3.427cm">
            <draw:object draw:notify-on-update-of-ranges="resultados_E2.A2:resultados_E2.A2 resultados_E2.A3:resultados_E2.A7 resultados_E2.B2:resultados_E2.B2 resultados_E2.B3:resultados_E2.B7 resultados_E2.C2:resultados_E2.C2 resultados_E2.C3:resultados_E2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 table:number-columns-spanned="3" table:number-rows-spanned="1">
            <text:p>Matriz: 2400 x 2400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</table:table-row>
        <table:table-row table:style-name="ro1">
          <table:table-cell office:value-type="string" calcext:value-type="string">
            <text:p>180000 = n1xm2 / 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60000 = n1xm2 / 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20000 = n1xm2 / 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440000 = n1xm2 / 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880000 = n1xm2 / 2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</table:table-row>
      </table:table>
      <table:table table:name="Planilha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2:22:05.130211803</meta:creation-date>
    <dc:date>2022-09-28T23:04:01.961533909</dc:date>
    <meta:editing-duration>PT31M45S</meta:editing-duration>
    <meta:editing-cycles>2</meta:editing-cycles>
    <meta:generator>LibreOffice/7.3.6.2$Linux_X86_64 LibreOffice_project/30$Build-2</meta:generator>
    <meta:document-statistic meta:table-count="2" meta:cell-count="1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text-properties fo:color="#0000ee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4" style:family="chart">
      <style:text-properties fo:color="#cc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71cm" svg:height="12.669cm" xlink:href=".." xlink:type="simple" chart:class="chart:line" chart:style-name="ch1">
        <chart:title svg:x="8.774cm" svg:y="0.389cm" chart:style-name="ch2">
          <text:p>Etapa 2: Matriz 2400 x 2400</text:p>
        </chart:title>
        <chart:legend chart:legend-position="end" svg:x="16.415cm" svg:y="4.943cm" style:legend-expansion="custom" svg:width="6.399cm" svg:height="1.979cm" style:legend-expansion-aspect-ratio="3.23345123799899" chart:style-name="ch3"/>
        <chart:plot-area chart:style-name="ch4" table:cell-range-address="resultados_E2.A2:resultados_E2.C7" chart:data-source-has-labels="both" svg:x="1.277cm" svg:y="1.358cm" svg:width="14.689cm" svg:height="10.275cm">
          <chart:coordinate-region svg:x="3.719cm" svg:y="1.557cm" svg:width="12.105cm" svg:height="7.245cm"/>
          <chart:axis chart:dimension="x" chart:name="primary-x" chart:style-name="ch5" chartooo:axis-type="auto">
            <chartooo:date-scale/>
            <chart:title svg:x="8.458cm" svg:y="11.886cm" chart:style-name="ch6">
              <text:p>P</text:p>
            </chart:title>
            <chart:categories table:cell-range-address="resultados_E2.A3:resultados_E2.A7"/>
          </chart:axis>
          <chart:axis chart:dimension="y" chart:name="primary-y" chart:style-name="ch5">
            <chart:title svg:x="1.901cm" svg:y="6.239cm" chart:style-name="ch7">
              <text:p>Tempo (segundos)</text:p>
            </chart:title>
            <chart:grid chart:style-name="ch8" chart:class="major"/>
          </chart:axis>
          <chart:series chart:style-name="ch9" chart:values-cell-range-address="resultados_E2.B3:resultados_E2.B7" chart:label-cell-address="resultados_E2.B2:resultados_E2.B2" chart:class="chart:line">
            <chart:regression-curve chart:style-name="ch10">
              <chart:equation chart:display-equation="false" chart:display-r-square="true" svg:x="16.398cm" svg:y="2.16cm" chart:style-name="ch11"/>
            </chart:regression-curve>
            <chart:data-point chart:repeated="5"/>
          </chart:series>
          <chart:series chart:style-name="ch12" chart:values-cell-range-address="resultados_E2.C3:resultados_E2.C7" chart:label-cell-address="resultados_E2.C2:resultados_E2.C2" chart:class="chart:line">
            <chart:regression-curve chart:style-name="ch13">
              <chart:equation chart:display-equation="false" chart:display-r-square="true" svg:x="16.373cm" svg:y="3.104cm" chart:style-name="ch14"/>
            </chart:regression-curve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Processos</text:p>
                <draw:g>
                  <svg:desc>resultados_E2.B2:resultados_E2.B2</svg:desc>
                </draw:g>
              </table:table-cell>
              <table:table-cell office:value-type="string">
                <text:p>Paralelo_Threads</text:p>
                <draw:g>
                  <svg:desc>resultados_E2.C2:resultados_E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0000 = n1xm2 / 32</text:p>
                <draw:g>
                  <svg:desc>resultados_E2.A3:resultados_E2.A7</svg:desc>
                </draw:g>
              </table:table-cell>
              <table:table-cell office:value-type="float" office:value="6">
                <text:p>6</text:p>
                <draw:g>
                  <svg:desc>resultados_E2.B3:resultados_E2.B7</svg:desc>
                </draw:g>
              </table:table-cell>
              <table:table-cell office:value-type="float" office:value="5">
                <text:p>5</text:p>
                <draw:g>
                  <svg:desc>resultados_E2.C3:resultados_E2.C7</svg:desc>
                </draw:g>
              </table:table-cell>
            </table:table-row>
            <table:table-row>
              <table:table-cell office:value-type="string">
                <text:p>360000 = n1xm2 / 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0000 = n1xm2 / 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0000 = n1xm2 / 4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80000 = n1xm2 / 2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